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paragraph-properties fo:text-align="center" style:justify-single-word="false"/>
      <style:text-properties style:font-name="Times New Roman"/>
    </style:style>
    <style:style style:name="P3" style:family="paragraph" style:parent-style-name="Text_20_body">
      <style:text-properties style:font-name="Times New Roman" fo:font-weight="bold"/>
    </style:style>
    <style:style style:name="P4" style:family="paragraph" style:parent-style-name="Text_20_body">
      <style:text-properties style:font-name="Times New Roman" officeooo:rsid="00113de3" officeooo:paragraph-rsid="00113de3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padding="0in" fo:border="none"/>
      <style:text-properties style:font-name="Times New Roman" fo:font-weight="bold" loext:padding="0.0193in" loext:border="0.99pt solid #000000"/>
    </style:style>
    <style:style style:name="P7" style:family="paragraph" style:parent-style-name="Text_20_body">
      <style:paragraph-properties fo:padding="0in" fo:border="none"/>
      <style:text-properties style:font-name="Times New Roman" loext:padding="0.0193in" loext:border="0.99pt solid #000000"/>
    </style:style>
    <style:style style:name="P8" style:family="paragraph" style:parent-style-name="Text_20_body">
      <style:paragraph-properties fo:padding="0in" fo:border="none"/>
      <style:text-properties loext:padding="0.0193in" loext:border="0.99pt solid #000000"/>
    </style:style>
    <style:style style:name="T1" style:family="text">
      <style:text-properties fo:font-weight="bold"/>
    </style:style>
    <style:style style:name="T2" style:family="text">
      <style:text-properties style:font-name="Times New Roman"/>
    </style:style>
    <style:style style:name="T3" style:family="text">
      <style:text-properties officeooo:rsid="00113d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añol 285 </text:p>
      <text:p text:style-name="P4">Tarea lunes 19 de febrero</text:p>
      <text:p text:style-name="Text_20_body"> </text:p>
      <text:p text:style-name="P1">Fecha límite (borrador): lunes 19 de febrero IMPRIMIR DOS COPIAS  Y TRAER A CLASE</text:p>
      <text:p text:style-name="P1">Fecha límite (versión final): miercoles 21 de febrero Entregar composición y todos los borradores  </text:p>
      <text:p text:style-name="Text_20_body"> </text:p>
      <text:p text:style-name="P2">Párrafo analítico # 2 La historia oficial</text:p>
      <text:p text:style-name="Text_20_body"> </text:p>
      <text:p text:style-name="P6">Recomendaciones generales:</text:p>
      <text:p text:style-name="P8"> </text:p>
      <text:p text:style-name="P7">1.         <text:span text:style-name="T1">Vocabulario:</text:span> utilizar vocabulario apropiado. Por ejemplo, vocabulario técnico para hablar sobre la pelicula y b) vocabulario específico relacionado con la pelicula  sobre el cual se escribe y sobre el tópico que se comenta.</text:p>
      <text:p text:style-name="P8"> </text:p>
      <text:p text:style-name="P7">2.         <text:span text:style-name="T1">Gramática</text:span>: evitar los errores típicos del nivel básico, por ejemplo: errores frecuentes en los verbos irregulares o en la concordancia de palabras que pertenecen al vocabulario conocido. Revise el párrafo analítico #1 para evitar repetir los errores más comunes en su escritura.</text:p>
      <text:p text:style-name="Text_20_body"> </text:p>
      <text:p text:style-name="P3">Objetivos:</text:p>
      <text:p text:style-name="Text_20_body"> </text:p>
      <text:p text:style-name="Text_20_body">•     <text:span text:style-name="T2">Producir un trabajo escrito de 400 a 500 palabras (aproximadamente 1 y 1/2 páginas a doble espacio, 12 pt.). Utilice el "word count" y anote el número de palabras al fin de la composición.  Incluya un título que anticipe el análisis.</text:span></text:p>
      <text:p text:style-name="Text_20_body"> </text:p>
      <text:p text:style-name="Text_20_body">•     <text:span text:style-name="T2">Practicar la presentación y defensa de una tesis.</text:span></text:p>
      <text:p text:style-name="P5"> </text:p>
      <text:p text:style-name="P3">Topico: Por favor defina: ¿quien en tu opinion que personaje de la pelicula representa UN aspecto de la dictadura/post-dictadura? Ei. Gaby representa la nueva Argentina. Puedes argumentar cualquier personaje con tal de que defiendas tu punto de vista.</text:p>
      <text:p text:style-name="Text_20_body"><text:soft-page-break/> </text:p>
      <text:p text:style-name="P3">Incluya en su tesis las estrategias cinematográfica que ayudan a apoyar su tesis y defiéndala en su argumento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2:52:01.915214000</meta:creation-date>
    <dc:date>2018-02-17T15:32:30.313701000</dc:date>
    <meta:editing-duration>PT2H40M33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23" meta:word-count="229" meta:character-count="1483" meta:non-whitespace-character-count="1226"/>
  </office:meta>
</office:document-meta>
</file>